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T4_3" style:family="text">
      <style:text-properties style:font-name="Verdana" fo:font-size="12pt" style:font-name-asian="Verdana" style:font-size-asian="12pt" style:font-name-complex="Verdana" style:font-size-complex="12pt"/>
    </style:style>
    <style:style style:name="T4_4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fo:text-indent="0cm" fo:margin-lef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text-indent="1.27cm" fo:margin-lef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fo:margin-top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fo:margin-top="0cm" fo:margin-bottom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T11_9" style:family="text">
      <style:text-properties style:font-name="Verdana" fo:font-size="12pt" style:font-name-asian="Verdana" style:font-size-asian="12pt" style:font-name-complex="Verdana" style:font-size-complex="12pt"/>
    </style:style>
    <style:style style:name="T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11_11" style:family="text">
      <style:text-properties style:font-name="Verdana" fo:font-size="12pt" style:font-name-asian="Verdana" style:font-size-asian="12pt" style:font-name-complex="Verdana" style:font-size-complex="12pt"/>
    </style:style>
    <style:style style:name="T11_12" style:family="text">
      <style:text-properties style:font-name="Verdana" fo:font-size="12pt" style:font-name-asian="Verdana" style:font-size-asian="12pt" style:font-name-complex="Verdana" style:font-size-complex="12pt"/>
    </style:style>
    <style:style style:name="T11_13" style:family="text">
      <style:text-properties style:font-name="Verdana" fo:font-size="12pt" style:font-name-asian="Verdana" style:font-size-asian="12pt" style:font-name-complex="Verdana" style:font-size-complex="12pt"/>
    </style:style>
    <style:style style:name="T11_14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margin-left="1.27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_18" style:family="text">
      <style:text-properties style:font-name="Verdana" fo:font-size="12pt" style:font-name-asian="Verdana" style:font-size-asian="12pt" style:font-name-complex="Verdana" style:font-size-complex="12pt"/>
    </style:style>
    <style:style style:name="T15_19" style:family="text">
      <style:text-properties style:font-name="Verdana" fo:font-size="12pt" style:font-name-asian="Verdana" style:font-size-asian="12pt" style:font-name-complex="Verdana" style:font-size-complex="12pt"/>
    </style:style>
    <style:style style:name="T15_20" style:family="text">
      <style:text-properties style:font-name="Verdana" fo:font-size="12pt" style:font-name-asian="Verdana" style:font-size-asian="12pt" style:font-name-complex="Verdana" style:font-size-complex="12pt"/>
    </style:style>
    <style:style style:name="T15_2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2" style:family="text">
      <style:text-properties style:font-name="Verdana" fo:font-size="12pt" style:font-name-asian="Verdana" style:font-size-asian="12pt" style:font-name-complex="Verdana" style:font-size-complex="12pt"/>
    </style:style>
    <style:style style:name="T15_23" style:family="text">
      <style:text-properties style:font-name="Verdana" fo:font-size="12pt" style:font-name-asian="Verdana" style:font-size-asian="12pt" style:font-name-complex="Verdana" style:font-size-complex="12pt"/>
    </style:style>
    <style:style style:name="T15_24" style:family="text">
      <style:text-properties style:font-name="Verdana" fo:font-size="12pt" style:font-name-asian="Verdana" style:font-size-asian="12pt" style:font-name-complex="Verdana" style:font-size-complex="12pt"/>
    </style:style>
    <style:style style:name="T15_25" style:family="text">
      <style:text-properties style:font-name="Verdana" fo:font-size="12pt" style:font-name-asian="Verdana" style:font-size-asian="12pt" style:font-name-complex="Verdana" style:font-size-complex="12pt"/>
    </style:style>
    <style:style style:name="T15_26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6_19" style:family="text">
      <style:text-properties style:font-name="Verdana" fo:font-size="12pt" style:font-name-asian="Verdana" style:font-size-asian="12pt" style:font-name-complex="Verdana" style:font-size-complex="12pt"/>
    </style:style>
    <style:style style:name="T16_20" style:family="text">
      <style:text-properties style:font-name="Verdana" fo:font-size="12pt" style:font-name-asian="Verdana" style:font-size-asian="12pt" style:font-name-complex="Verdana" style:font-size-complex="12pt"/>
    </style:style>
    <style:style style:name="T16_2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2" style:family="text">
      <style:text-properties style:font-name="Verdana" fo:font-size="12pt" style:font-name-asian="Verdana" style:font-size-asian="12pt" style:font-name-complex="Verdana" style:font-size-complex="12pt"/>
    </style:style>
    <style:style style:name="T16_23" style:family="text">
      <style:text-properties style:font-name="Verdana" fo:font-size="12pt" style:font-name-asian="Verdana" style:font-size-asian="12pt" style:font-name-complex="Verdana" style:font-size-complex="12pt"/>
    </style:style>
    <style:style style:name="T16_24" style:family="text">
      <style:text-properties style:font-name="Verdana" fo:font-size="12pt" style:font-name-asian="Verdana" style:font-size-asian="12pt" style:font-name-complex="Verdana" style:font-size-complex="12pt"/>
    </style:style>
    <style:style style:name="T16_25" style:family="text">
      <style:text-properties style:font-name="Verdana" fo:font-size="12pt" style:font-name-asian="Verdana" style:font-size-asian="12pt" style:font-name-complex="Verdana" style:font-size-complex="12pt"/>
    </style:style>
    <style:style style:name="T16_26" style:family="text">
      <style:text-properties style:font-name="Verdana" fo:font-size="12pt" style:font-name-asian="Verdana" style:font-size-asian="12pt" style:font-name-complex="Verdana" style:font-size-complex="12pt"/>
    </style:style>
    <style:style style:name="T16_27" style:family="text">
      <style:text-properties style:font-name="Verdana" fo:font-size="12pt" style:font-name-asian="Verdana" style:font-size-asian="12pt" style:font-name-complex="Verdana" style:font-size-complex="12pt"/>
    </style:style>
    <style:style style:name="T16_28" style:family="text">
      <style:text-properties style:font-name="Verdana" fo:font-size="12pt" style:font-name-asian="Verdana" style:font-size-asian="12pt" style:font-name-complex="Verdana" style:font-size-complex="12pt"/>
    </style:style>
    <style:style style:name="T16_29" style:family="text">
      <style:text-properties style:font-name="Verdana" fo:font-size="12pt" style:font-name-asian="Verdana" style:font-size-asian="12pt" style:font-name-complex="Verdana" style:font-size-complex="12pt"/>
    </style:style>
    <style:style style:name="T16_30" style:family="text">
      <style:text-properties style:font-name="Verdana" fo:font-size="12pt" style:font-name-asian="Verdana" style:font-size-asian="12pt" style:font-name-complex="Verdana" style:font-size-complex="12pt"/>
    </style:style>
    <style:style style:name="T16_31" style:family="text">
      <style:text-properties style:font-name="Verdana" fo:font-size="12pt" style:font-name-asian="Verdana" style:font-size-asian="12pt" style:font-name-complex="Verdana" style:font-size-complex="12pt"/>
    </style:style>
    <style:style style:name="T16_3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3" style:family="text">
      <style:text-properties style:font-name="Verdana" fo:font-size="12pt" style:font-name-asian="Verdana" style:font-size-asian="12pt" style:font-name-complex="Verdana" style:font-size-complex="12pt"/>
    </style:style>
    <style:style style:name="T16_34" style:family="text">
      <style:text-properties style:font-name="Verdana" fo:font-size="12pt" style:font-name-asian="Verdana" style:font-size-asian="12pt" style:font-name-complex="Verdana" style:font-size-complex="12pt"/>
    </style:style>
    <style:style style:name="T16_35" style:family="text">
      <style:text-properties style:font-name="Verdana" fo:font-size="12pt" style:font-name-asian="Verdana" style:font-size-asian="12pt" style:font-name-complex="Verdana" style:font-size-complex="12pt"/>
    </style:style>
    <style:style style:name="T16_36" style:family="text">
      <style:text-properties style:font-name="Verdana" fo:font-size="12pt" style:font-name-asian="Verdana" style:font-size-asian="12pt" style:font-name-complex="Verdana" style:font-size-complex="12pt"/>
    </style:style>
    <style:style style:name="T16_37" style:family="text">
      <style:text-properties style:font-name="Verdana" fo:font-size="12pt" style:font-name-asian="Verdana" style:font-size-asian="12pt" style:font-name-complex="Verdana" style:font-size-complex="12pt"/>
    </style:style>
    <style:style style:name="T16_38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_16" style:family="text">
      <style:text-properties style:font-name="Verdana" fo:font-size="12pt" style:font-name-asian="Verdana" style:font-size-asian="12pt" style:font-name-complex="Verdana" style:font-size-complex="12pt"/>
    </style:style>
    <style:style style:name="T20_17" style:family="text">
      <style:text-properties style:font-name="Verdana" fo:font-size="12pt" style:font-name-asian="Verdana" style:font-size-asian="12pt" style:font-name-complex="Verdana" style:font-size-complex="12pt"/>
    </style:style>
    <style:style style:name="T20_18" style:family="text">
      <style:text-properties style:font-name="Verdana" fo:font-size="12pt" style:font-name-asian="Verdana" style:font-size-asian="12pt" style:font-name-complex="Verdana" style:font-size-complex="12pt"/>
    </style:style>
    <style:style style:name="T20_19" style:family="text">
      <style:text-properties style:font-name="Verdana" fo:font-size="12pt" style:font-name-asian="Verdana" style:font-size-asian="12pt" style:font-name-complex="Verdana" style:font-size-complex="12pt"/>
    </style:style>
    <style:style style:name="T20_20" style:family="text">
      <style:text-properties style:font-name="Verdana" fo:font-size="12pt" style:font-name-asian="Verdana" style:font-size-asian="12pt" style:font-name-complex="Verdana" style:font-size-complex="12pt"/>
    </style:style>
    <style:style style:name="T20_2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2" style:family="text">
      <style:text-properties style:font-name="Verdana" fo:font-size="12pt" style:font-name-asian="Verdana" style:font-size-asian="12pt" style:font-name-complex="Verdana" style:font-size-complex="12pt"/>
    </style:style>
    <style:style style:name="T20_23" style:family="text">
      <style:text-properties style:font-name="Verdana" fo:font-size="12pt" style:font-name-asian="Verdana" style:font-size-asian="12pt" style:font-name-complex="Verdana" style:font-size-complex="12pt"/>
    </style:style>
    <style:style style:name="T20_24" style:family="text">
      <style:text-properties style:font-name="Verdana" fo:font-size="12pt" style:font-name-asian="Verdana" style:font-size-asian="12pt" style:font-name-complex="Verdana" style:font-size-complex="12pt"/>
    </style:style>
    <style:style style:name="T20_25" style:family="text">
      <style:text-properties style:font-name="Verdana" fo:font-size="12pt" style:font-name-asian="Verdana" style:font-size-asian="12pt" style:font-name-complex="Verdana" style:font-size-complex="12pt"/>
    </style:style>
    <style:style style:name="T20_26" style:family="text">
      <style:text-properties style:font-name="Verdana" fo:font-size="12pt" style:font-name-asian="Verdana" style:font-size-asian="12pt" style:font-name-complex="Verdana" style:font-size-complex="12pt"/>
    </style:style>
    <style:style style:name="T20_27" style:family="text">
      <style:text-properties style:font-name="Verdana" fo:font-size="12pt" style:font-name-asian="Verdana" style:font-size-asian="12pt" style:font-name-complex="Verdana" style:font-size-complex="12pt"/>
    </style:style>
    <style:style style:name="T20_28" style:family="text">
      <style:text-properties style:font-name="Verdana" fo:font-size="12pt" style:font-name-asian="Verdana" style:font-size-asian="12pt" style:font-name-complex="Verdana" style:font-size-complex="12pt"/>
    </style:style>
    <style:style style:name="T20_29" style:family="text">
      <style:text-properties style:font-name="Verdana" fo:font-size="12pt" style:font-name-asian="Verdana" style:font-size-asian="12pt" style:font-name-complex="Verdana" style:font-size-complex="12pt"/>
    </style:style>
    <style:style style:name="T20_30" style:family="text">
      <style:text-properties style:font-name="Verdana" fo:font-size="12pt" style:font-name-asian="Verdana" style:font-size-asian="12pt" style:font-name-complex="Verdana" style:font-size-complex="12pt"/>
    </style:style>
    <style:style style:name="T20_31" style:family="text">
      <style:text-properties style:font-name="Verdana" fo:font-size="12pt" style:font-name-asian="Verdana" style:font-size-asian="12pt" style:font-name-complex="Verdana" style:font-size-complex="12pt"/>
    </style:style>
    <style:style style:name="T20_3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3" style:family="text">
      <style:text-properties style:font-name="Verdana" fo:font-size="12pt" style:font-name-asian="Verdana" style:font-size-asian="12pt" style:font-name-complex="Verdana" style:font-size-complex="12pt"/>
    </style:style>
    <style:style style:name="T20_34" style:family="text">
      <style:text-properties style:font-name="Verdana" fo:font-size="12pt" style:font-name-asian="Verdana" style:font-size-asian="12pt" style:font-name-complex="Verdana" style:font-size-complex="12pt"/>
    </style:style>
    <style:style style:name="T20_35" style:family="text">
      <style:text-properties style:font-name="Verdana" fo:font-size="12pt" style:font-name-asian="Verdana" style:font-size-asian="12pt" style:font-name-complex="Verdana" style:font-size-complex="12pt"/>
    </style:style>
    <style:style style:name="T20_36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T21_9" style:family="text">
      <style:text-properties style:font-name="Verdana" fo:font-size="12pt" style:font-name-asian="Verdana" style:font-size-asian="12pt" style:font-name-complex="Verdana" style:font-size-complex="12pt"/>
    </style:style>
    <style:style style:name="T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21_11" style:family="text">
      <style:text-properties style:font-name="Verdana" fo:font-size="12pt" style:font-name-asian="Verdana" style:font-size-asian="12pt" style:font-name-complex="Verdana" style:font-size-complex="12pt"/>
    </style:style>
    <style:style style:name="T21_12" style:family="text">
      <style:text-properties style:font-name="Verdana" fo:font-size="12pt" style:font-name-asian="Verdana" style:font-size-asian="12pt" style:font-name-complex="Verdana" style:font-size-complex="12pt"/>
    </style:style>
    <style:style style:name="T21_13" style:family="text">
      <style:text-properties style:font-name="Verdana" fo:font-size="12pt" style:font-name-asian="Verdana" style:font-size-asian="12pt" style:font-name-complex="Verdana" style:font-size-complex="12pt"/>
    </style:style>
    <style:style style:name="T21_14" style:family="text">
      <style:text-properties style:font-name="Verdana" fo:font-size="12pt" style:font-name-asian="Verdana" style:font-size-asian="12pt" style:font-name-complex="Verdana" style:font-size-complex="12pt"/>
    </style:style>
    <style:style style:name="T21_15" style:family="text">
      <style:text-properties style:font-name="Verdana" fo:font-size="12pt" style:font-name-asian="Verdana" style:font-size-asian="12pt" style:font-name-complex="Verdana" style:font-size-complex="12pt"/>
    </style:style>
    <style:style style:name="T21_16" style:family="text">
      <style:text-properties style:font-name="Verdana" fo:font-size="12pt" style:font-name-asian="Verdana" style:font-size-asian="12pt" style:font-name-complex="Verdana" style:font-size-complex="12pt"/>
    </style:style>
    <style:style style:name="T21_17" style:family="text">
      <style:text-properties style:font-name="Verdana" fo:font-size="12pt" style:font-name-asian="Verdana" style:font-size-asian="12pt" style:font-name-complex="Verdana" style:font-size-complex="12pt"/>
    </style:style>
    <style:style style:name="T21_18" style:family="text">
      <style:text-properties style:font-name="Verdana" fo:font-size="12pt" style:font-name-asian="Verdana" style:font-size-asian="12pt" style:font-name-complex="Verdana" style:font-size-complex="12pt"/>
    </style:style>
    <style:style style:name="T21_19" style:family="text">
      <style:text-properties style:font-name="Verdana" fo:font-size="12pt" style:font-name-asian="Verdana" style:font-size-asian="12pt" style:font-name-complex="Verdana" style:font-size-complex="12pt"/>
    </style:style>
    <style:style style:name="T21_20" style:family="text">
      <style:text-properties style:font-name="Verdana" fo:font-size="12pt" style:font-name-asian="Verdana" style:font-size-asian="12pt" style:font-name-complex="Verdana" style:font-size-complex="12pt"/>
    </style:style>
    <style:style style:name="T21_2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2" style:family="text">
      <style:text-properties style:font-name="Verdana" fo:font-size="12pt" style:font-name-asian="Verdana" style:font-size-asian="12pt" style:font-name-complex="Verdana" style:font-size-complex="12pt"/>
    </style:style>
    <style:style style:name="T21_23" style:family="text">
      <style:text-properties style:font-name="Verdana" fo:font-size="12pt" style:font-name-asian="Verdana" style:font-size-asian="12pt" style:font-name-complex="Verdana" style:font-size-complex="12pt"/>
    </style:style>
    <style:style style:name="T21_24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  <style:style style:name="T22_8" style:family="text">
      <style:text-properties style:font-name="Verdana" fo:font-size="12pt" style:font-name-asian="Verdana" style:font-size-asian="12pt" style:font-name-complex="Verdana" style:font-size-complex="12pt"/>
    </style:style>
    <style:style style:name="T22_9" style:family="text">
      <style:text-properties style:font-name="Verdana" fo:font-size="12pt" style:font-name-asian="Verdana" style:font-size-asian="12pt" style:font-name-complex="Verdana" style:font-size-complex="12pt"/>
    </style:style>
    <style:style style:name="T2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2_13" style:family="text">
      <style:text-properties style:font-name="Verdana" fo:font-size="12pt" style:font-name-asian="Verdana" style:font-size-asian="12pt" style:font-name-complex="Verdana" style:font-size-complex="12pt"/>
    </style:style>
    <style:style style:name="T22_14" style:family="text">
      <style:text-properties style:font-name="Verdana" fo:font-size="12pt" style:font-name-asian="Verdana" style:font-size-asian="12pt" style:font-name-complex="Verdana" style:font-size-complex="12pt"/>
    </style:style>
    <style:style style:name="T22_15" style:family="text">
      <style:text-properties style:font-name="Verdana" fo:font-size="12pt" style:font-name-asian="Verdana" style:font-size-asian="12pt" style:font-name-complex="Verdana" style:font-size-complex="12pt"/>
    </style:style>
    <style:style style:name="T22_16" style:family="text">
      <style:text-properties style:font-name="Verdana" fo:font-size="12pt" style:font-name-asian="Verdana" style:font-size-asian="12pt" style:font-name-complex="Verdana" style:font-size-complex="12pt"/>
    </style:style>
    <style:style style:name="T22_17" style:family="text">
      <style:text-properties style:font-name="Verdana" fo:font-size="12pt" style:font-name-asian="Verdana" style:font-size-asian="12pt" style:font-name-complex="Verdana" style:font-size-complex="12pt"/>
    </style:style>
    <style:style style:name="T22_18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4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24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24_10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/>
    </style:style>
    <style:style style:name="T26_4" style:family="text">
      <style:text-properties style:font-name="Verdana" fo:font-size="12pt" style:font-name-asian="Verdana" style:font-size-asian="12pt" style:font-name-complex="Verdana" style:font-size-complex="12pt"/>
    </style:style>
    <style:style style:name="T26_5" style:family="text">
      <style:text-properties style:font-name="Verdana" fo:font-size="12pt" style:font-name-asian="Verdana" style:font-size-asian="12pt" style:font-name-complex="Verdana" style:font-size-complex="12pt"/>
    </style:style>
    <style:style style:name="T26_6" style:family="text">
      <style:text-properties style:font-name="Verdana" fo:font-size="12pt" style:font-name-asian="Verdana" style:font-size-asian="12pt" style:font-name-complex="Verdana" style:font-size-complex="12pt"/>
    </style:style>
    <style:style style:name="T26_7" style:family="text">
      <style:text-properties style:font-name="Verdana" fo:font-size="12pt" style:font-name-asian="Verdana" style:font-size-asian="12pt" style:font-name-complex="Verdana" style:font-size-complex="12pt"/>
    </style:style>
    <style:style style:name="T26_8" style:family="text">
      <style:text-properties style:font-name="Verdana" fo:font-size="12pt" style:font-name-asian="Verdana" style:font-size-asian="12pt" style:font-name-complex="Verdana" style:font-size-complex="12pt"/>
    </style:style>
    <style:style style:name="T26_9" style:family="text">
      <style:text-properties style:font-name="Verdana" fo:font-size="12pt" style:font-name-asian="Verdana" style:font-size-asian="12pt" style:font-name-complex="Verdana" style:font-size-complex="12pt"/>
    </style:style>
    <style:style style:name="T26_10" style:family="text">
      <style:text-properties style:font-name="Verdana" fo:font-size="12pt" style:font-name-asian="Verdana" style:font-size-asian="12pt" style:font-name-complex="Verdana" style:font-size-complex="12pt"/>
    </style:style>
    <style:style style:name="T26_11" style:family="text">
      <style:text-properties style:font-name="Verdana" fo:font-size="12pt" style:font-name-asian="Verdana" style:font-size-asian="12pt" style:font-name-complex="Verdana" style:font-size-complex="12pt"/>
    </style:style>
    <style:style style:name="T26_12" style:family="text">
      <style:text-properties style:font-name="Verdana" fo:font-size="12pt" style:font-name-asian="Verdana" style:font-size-asian="12pt" style:font-name-complex="Verdana" style:font-size-complex="12pt"/>
    </style:style>
    <style:style style:name="T26_13" style:family="text">
      <style:text-properties style:font-name="Verdana" fo:font-size="12pt" style:font-name-asian="Verdana" style:font-size-asian="12pt" style:font-name-complex="Verdana" style:font-size-complex="12pt"/>
    </style:style>
    <style:style style:name="T26_14" style:family="text">
      <style:text-properties style:font-name="Verdana" fo:font-size="12pt" style:font-name-asian="Verdana" style:font-size-asian="12pt" style:font-name-complex="Verdana" style:font-size-complex="12pt"/>
    </style:style>
    <style:style style:name="T26_15" style:family="text">
      <style:text-properties style:font-name="Verdana" fo:font-size="12pt" style:font-name-asian="Verdana" style:font-size-asian="12pt" style:font-name-complex="Verdana" style:font-size-complex="12pt"/>
    </style:style>
    <style:style style:name="T26_16" style:family="text">
      <style:text-properties style:font-name="Verdana" fo:font-size="12pt" style:font-name-asian="Verdana" style:font-size-asian="12pt" style:font-name-complex="Verdana" style:font-size-complex="12pt"/>
    </style:style>
    <style:style style:name="T26_17" style:family="text">
      <style:text-properties style:font-name="Verdana" fo:font-size="12pt" style:font-name-asian="Verdana" style:font-size-asian="12pt" style:font-name-complex="Verdana" style:font-size-complex="12pt"/>
    </style:style>
    <style:style style:name="T26_18" style:family="text">
      <style:text-properties style:font-name="Verdana" fo:font-size="12pt" style:font-name-asian="Verdana" style:font-size-asian="12pt" style:font-name-complex="Verdana" style:font-size-complex="12pt"/>
    </style:style>
    <style:style style:name="T26_19" style:family="text">
      <style:text-properties style:font-name="Verdana" fo:font-size="12pt" style:font-name-asian="Verdana" style:font-size-asian="12pt" style:font-name-complex="Verdana" style:font-size-complex="12pt"/>
    </style:style>
    <style:style style:name="T26_20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/>
    </style:style>
    <style:style style:name="T27_4" style:family="text">
      <style:text-properties style:font-name="Verdana" fo:font-size="12pt" style:font-name-asian="Verdana" style:font-size-asian="12pt" style:font-name-complex="Verdana" style:font-size-complex="12pt"/>
    </style:style>
    <style:style style:name="T27_5" style:family="text">
      <style:text-properties style:font-name="Verdana" fo:font-size="12pt" style:font-name-asian="Verdana" style:font-size-asian="12pt" style:font-name-complex="Verdana" style:font-size-complex="12pt"/>
    </style:style>
    <style:style style:name="T27_6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/>
    </style:style>
    <style:style style:name="T28_4" style:family="text">
      <style:text-properties style:font-name="Verdana" fo:font-size="12pt" style:font-name-asian="Verdana" style:font-size-asian="12pt" style:font-name-complex="Verdana" style:font-size-complex="12pt"/>
    </style:style>
    <style:style style:name="T28_5" style:family="text">
      <style:text-properties style:font-name="Verdana" fo:font-size="12pt" style:font-name-asian="Verdana" style:font-size-asian="12pt" style:font-name-complex="Verdana" style:font-size-complex="12pt"/>
    </style:style>
    <style:style style:name="T28_6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Library</text:span><text:span text:style-name="T2_6">,<text:s/></text:span><text:span text:style-name="T2_7">Johanneberg</text:span><text:span text:style-name="T2_8"><text:s/></text:span><text:span text:style-name="T2_9">Campus</text:span></text:p>
      <text:p text:style-name="P3"><text:span text:style-name="T3_1">Date</text:span><text:span text:style-name="T3_2">:<text:s/>29-03-2012</text:span></text:p>
      <text:p text:style-name="P4"><text:span text:style-name="T4_1">Time</text:span><text:span text:style-name="T4_2">:<text:s/></text:span><text:span text:style-name="T4_3">kl</text:span><text:span text:style-name="T4_4"><text:s/>10.50<text:s/>-<text:s/>11.40</text:span></text:p>
      <text:p text:style-name="P5"><text:span text:style-name="T5_1">Facilitator</text:span><text:span text:style-name="T5_2">:<text:s/></text:span><text:span text:style-name="T5_3">Anton</text:span><text:span text:style-name="T5_4"><text:s/></text:span><text:span text:style-name="T5_5">Lindgren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/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We</text:span><text:span text:style-name="T9_2"><text:s/></text:span><text:span text:style-name="T9_3">got</text:span><text:span text:style-name="T9_4"><text:s/></text:span><text:span text:style-name="T9_5">it</text:span><text:span text:style-name="T9_6"><text:s/></text:span><text:span text:style-name="T9_7">running</text:span><text:span text:style-name="T9_8">!</text:span></text:p>
      <text:list text:style-name="LS1" xml:id="list0">
        <text:list-item>
          <text:list>
            <text:list-item>
              <text:p text:style-name="P10"><text:span text:style-name="T10_1">Known</text:span><text:span text:style-name="T10_2"><text:s/></text:span><text:span text:style-name="T10_3">kinks</text:span><text:span text:style-name="T10_4">?</text:span></text:p>
            </text:list-item>
            <text:list-item>
              <text:p text:style-name="P11"><text:span text:style-name="T11_1">Refactor</text:span><text:span text:style-name="T11_2"><text:s/></text:span><text:span text:style-name="T11_3">to</text:span><text:span text:style-name="T11_4"><text:s/></text:span><text:span text:style-name="T11_5">use</text:span><text:span text:style-name="T11_6"><text:s/></text:span><text:span text:style-name="T11_7">more</text:span><text:span text:style-name="T11_8"><text:s/></text:span><text:span text:style-name="T11_9">known</text:span><text:span text:style-name="T11_10"><text:s/></text:span><text:span text:style-name="T11_11">design</text:span><text:span text:style-name="T11_12"><text:s/></text:span><text:span text:style-name="T11_13">patterns</text:span><text:span text:style-name="T11_14">?</text:span></text:p>
            </text:list-item>
          </text:list>
        </text:list-item>
      </text:list>
      <text:p text:style-name="P12"><text:span text:style-name="T12_1"><text:tab/></text:span><text:span text:style-name="T12_2">Roadmap</text:span><text:span text:style-name="T12_3">!<text:s/></text:span><text:span text:style-name="T12_4">Is</text:span><text:span text:style-name="T12_5"><text:s/></text:span><text:span text:style-name="T12_6">it</text:span><text:span text:style-name="T12_7"><text:s/></text:span><text:span text:style-name="T12_8">up</text:span><text:span text:style-name="T12_9"><text:s/></text:span><text:span text:style-name="T12_10">to</text:span><text:span text:style-name="T12_11"><text:s/></text:span><text:span text:style-name="T12_12">date</text:span><text:span text:style-name="T12_13">?</text:span></text:p>
      <text:p text:style-name="P13"><text:span text:style-name="T13_1"><text:tab/></text:span><text:span text:style-name="T13_2">Are</text:span><text:span text:style-name="T13_3"><text:s/></text:span><text:span text:style-name="T13_4">all</text:span><text:span text:style-name="T13_5"><text:s/></text:span><text:span text:style-name="T13_6">tests</text:span><text:span text:style-name="T13_7"><text:s/></text:span><text:span text:style-name="T13_8">written</text:span><text:span text:style-name="T13_9">?</text:span></text:p>
      <text:p text:style-name="P14"><text:span text:style-name="T14_1">Reports</text:span><text:span text:style-name="T14_2"><text:s/>(15<text:s/></text:span><text:span text:style-name="T14_3">min</text:span><text:span text:style-name="T14_4">)</text:span></text:p>
      <text:p text:style-name="P15"><text:span text:style-name="T15_1">Victor</text:span><text:span text:style-name="T15_2"><text:s/></text:span><text:span text:style-name="T15_3">has</text:span><text:span text:style-name="T15_4"><text:s/></text:span><text:span text:style-name="T15_5">been</text:span><text:span text:style-name="T15_6"><text:s/>“</text:span><text:span text:style-name="T15_7">in</text:span><text:span text:style-name="T15_8"><text:s/></text:span><text:span text:style-name="T15_9">charge</text:span><text:span text:style-name="T15_10"><text:s/></text:span><text:span text:style-name="T15_11">of</text:span><text:span text:style-name="T15_12">”<text:s/></text:span><text:span text:style-name="T15_13">design</text:span><text:span text:style-name="T15_14"><text:s/></text:span><text:span text:style-name="T15_15">model</text:span><text:span text:style-name="T15_16"><text:s/></text:span><text:span text:style-name="T15_17">and</text:span><text:span text:style-name="T15_18"><text:s/></text:span><text:span text:style-name="T15_19">SDD</text:span><text:span text:style-name="T15_20">.<text:s/></text:span><text:span text:style-name="T15_21">Up</text:span><text:span text:style-name="T15_22"><text:s/></text:span><text:span text:style-name="T15_23">to</text:span><text:span text:style-name="T15_24"><text:s/></text:span><text:span text:style-name="T15_25">date</text:span><text:span text:style-name="T15_26">?</text:span></text:p>
      <text:p text:style-name="P16"><text:span text:style-name="T16_1">John</text:span><text:span text:style-name="T16_2"><text:s/></text:span><text:span text:style-name="T16_3">took</text:span><text:span text:style-name="T16_4"><text:s/></text:span><text:span text:style-name="T16_5">over</text:span><text:span text:style-name="T16_6"><text:s/></text:span><text:span text:style-name="T16_7">GameTest</text:span><text:span text:style-name="T16_8"><text:s/></text:span><text:span text:style-name="T16_9">from</text:span><text:span text:style-name="T16_10"><text:s/></text:span><text:span text:style-name="T16_11">Johannes</text:span><text:span text:style-name="T16_12"><text:s/></text:span><text:span text:style-name="T16_13">and</text:span><text:span text:style-name="T16_14"><text:s/></text:span><text:span text:style-name="T16_15">had</text:span><text:span text:style-name="T16_16"><text:s/></text:span><text:span text:style-name="T16_17">responsibility</text:span><text:span text:style-name="T16_18"><text:s/></text:span><text:span text:style-name="T16_19">for</text:span><text:span text:style-name="T16_20"><text:s/></text:span><text:span text:style-name="T16_21">adding</text:span><text:span text:style-name="T16_22"><text:s/></text:span><text:span text:style-name="T16_23">multiplayer</text:span><text:span text:style-name="T16_24"><text:s/></text:span><text:span text:style-name="T16_25">support</text:span><text:span text:style-name="T16_26">.<text:s/></text:span><text:span text:style-name="T16_27">Done</text:span><text:span text:style-name="T16_28">?<text:s/></text:span><text:span text:style-name="T16_29">Anything</text:span><text:span text:style-name="T16_30"><text:s/></text:span><text:span text:style-name="T16_31">that</text:span><text:span text:style-name="T16_32"><text:s/></text:span><text:span text:style-name="T16_33">needs</text:span><text:span text:style-name="T16_34"><text:s/></text:span><text:span text:style-name="T16_35">more</text:span><text:span text:style-name="T16_36"><text:s/></text:span><text:span text:style-name="T16_37">work</text:span><text:span text:style-name="T16_38">?</text:span></text:p>
      <text:p text:style-name="P17"><text:span text:style-name="T17_1">Anton</text:span><text:span text:style-name="T17_2"><text:s/></text:span><text:span text:style-name="T17_3">had</text:span><text:span text:style-name="T17_4"><text:s/></text:span><text:span text:style-name="T17_5">UnitTest</text:span><text:span text:style-name="T17_6"><text:s/></text:span><text:span text:style-name="T17_7">and</text:span><text:span text:style-name="T17_8"><text:s/></text:span><text:span text:style-name="T17_9">low</text:span><text:span text:style-name="T17_10">-</text:span><text:span text:style-name="T17_11">priority</text:span><text:span text:style-name="T17_12"><text:s/></text:span><text:span text:style-name="T17_13">on</text:span><text:span text:style-name="T17_14"><text:s/></text:span><text:span text:style-name="T17_15">Blender</text:span><text:span text:style-name="T17_16">.<text:s/></text:span><text:span text:style-name="T17_17">Done</text:span><text:span text:style-name="T17_18">?</text:span></text:p>
      <text:p text:style-name="P18"><text:span text:style-name="T18_1">Johannes</text:span><text:span text:style-name="T18_2"><text:s/></text:span><text:span text:style-name="T18_3">had</text:span><text:span text:style-name="T18_4"><text:s/></text:span><text:span text:style-name="T18_5">Interfaces</text:span><text:span text:style-name="T18_6"><text:s/></text:span><text:span text:style-name="T18_7">together</text:span><text:span text:style-name="T18_8"><text:s/></text:span><text:span text:style-name="T18_9">with</text:span><text:span text:style-name="T18_10"><text:s/></text:span><text:span text:style-name="T18_11">Victor</text:span><text:span text:style-name="T18_12">,<text:s/></text:span><text:span text:style-name="T18_13">report</text:span><text:span text:style-name="T18_14">?<text:s/></text:span><text:span text:style-name="T18_15">Retardation</text:span><text:span text:style-name="T18_16">?</text:span></text:p>
      <text:p text:style-name="P19"><text:span text:style-name="T19_1">Discussion</text:span><text:span text:style-name="T19_2"><text:s/></text:span><text:span text:style-name="T19_3">items</text:span><text:span text:style-name="T19_4"><text:s/>(35<text:s/></text:span><text:span text:style-name="T19_5">min</text:span><text:span text:style-name="T19_6">)</text:span></text:p>
      <text:p text:style-name="P20"><text:span text:style-name="T20_1">Where</text:span><text:span text:style-name="T20_2"><text:s/></text:span><text:span text:style-name="T20_3">do</text:span><text:span text:style-name="T20_4"><text:s/></text:span><text:span text:style-name="T20_5">we</text:span><text:span text:style-name="T20_6"><text:s/></text:span><text:span text:style-name="T20_7">go</text:span><text:span text:style-name="T20_8"><text:s/></text:span><text:span text:style-name="T20_9">from</text:span><text:span text:style-name="T20_10"><text:s/></text:span><text:span text:style-name="T20_11">here</text:span><text:span text:style-name="T20_12">?<text:s/></text:span><text:span text:style-name="T20_13">Next</text:span><text:span text:style-name="T20_14"><text:s/></text:span><text:span text:style-name="T20_15">Use</text:span><text:span text:style-name="T20_16"><text:s/></text:span><text:span text:style-name="T20_17">case</text:span><text:span text:style-name="T20_18">?<text:s/></text:span><text:span text:style-name="T20_19">What</text:span><text:span text:style-name="T20_20"><text:s/></text:span><text:span text:style-name="T20_21">will</text:span><text:span text:style-name="T20_22"><text:s/></text:span><text:span text:style-name="T20_23">we</text:span><text:span text:style-name="T20_24"><text:s/></text:span><text:span text:style-name="T20_25">need</text:span><text:span text:style-name="T20_26"><text:s/></text:span><text:span text:style-name="T20_27">for</text:span><text:span text:style-name="T20_28"><text:s/></text:span><text:span text:style-name="T20_29">that</text:span><text:span text:style-name="T20_30">?<text:s/></text:span><text:span text:style-name="T20_31">Make</text:span><text:span text:style-name="T20_32"><text:s/></text:span><text:span text:style-name="T20_33">skisses</text:span><text:span text:style-name="T20_34"><text:s/></text:span><text:span text:style-name="T20_35">now</text:span><text:span text:style-name="T20_36">?</text:span></text:p>
      <text:p text:style-name="P21"><text:span text:style-name="T21_1">Mail</text:span><text:span text:style-name="T21_2"><text:s/></text:span><text:span text:style-name="T21_3">from</text:span><text:span text:style-name="T21_4"><text:s/></text:span><text:span text:style-name="T21_5">Adam</text:span><text:span text:style-name="T21_6"><text:s/></text:span><text:span text:style-name="T21_7">about</text:span><text:span text:style-name="T21_8"><text:s/></text:span><text:span text:style-name="T21_9">gitcommits</text:span><text:span text:style-name="T21_10">.<text:s/></text:span><text:span text:style-name="T21_11">We</text:span><text:span text:style-name="T21_12"><text:s/></text:span><text:span text:style-name="T21_13">should</text:span><text:span text:style-name="T21_14"><text:s/></text:span><text:span text:style-name="T21_15">ask</text:span><text:span text:style-name="T21_16"><text:s/></text:span><text:span text:style-name="T21_17">Adam</text:span><text:span text:style-name="T21_18"><text:s/></text:span><text:span text:style-name="T21_19">about</text:span><text:span text:style-name="T21_20"><text:s/></text:span><text:span text:style-name="T21_21">that</text:span><text:span text:style-name="T21_22"><text:s/></text:span><text:span text:style-name="T21_23">today</text:span><text:span text:style-name="T21_24">!</text:span></text:p>
      <text:p text:style-name="P22"><text:span text:style-name="T22_1">Schedule</text:span><text:span text:style-name="T22_2"><text:s/></text:span><text:span text:style-name="T22_3">for</text:span><text:span text:style-name="T22_4"><text:s/></text:span><text:span text:style-name="T22_5">the</text:span><text:span text:style-name="T22_6"><text:s/></text:span><text:span text:style-name="T22_7">two</text:span><text:span text:style-name="T22_8"><text:s/></text:span><text:span text:style-name="T22_9">weeks</text:span><text:span text:style-name="T22_10"><text:s/></text:span><text:span text:style-name="T22_11">off</text:span><text:span text:style-name="T22_12">,<text:s/></text:span><text:span text:style-name="T22_13">just</text:span><text:span text:style-name="T22_14"><text:s/></text:span><text:span text:style-name="T22_15">checking</text:span><text:span text:style-name="T22_16"><text:s/></text:span><text:span text:style-name="T22_17">in</text:span><text:span text:style-name="T22_18">.</text:span></text:p>
      <text:p text:style-name="P23"><text:span text:style-name="T23_1">Outcomes</text:span><text:span text:style-name="T23_2"><text:s/></text:span><text:span text:style-name="T23_3">and</text:span><text:span text:style-name="T23_4"><text:s/></text:span><text:span text:style-name="T23_5">assignments</text:span><text:span text:style-name="T23_6"><text:s/>(5<text:s/></text:span><text:span text:style-name="T23_7">min</text:span><text:span text:style-name="T23_8">)</text:span></text:p>
      <text:p text:style-name="P24"><text:span text:style-name="T24_1">See</text:span><text:span text:style-name="T24_2"><text:s/></text:span><text:span text:style-name="T24_3">protocol</text:span><text:span text:style-name="T24_4"><text:s/></text:span><text:span text:style-name="T24_5">for</text:span><text:span text:style-name="T24_6"><text:s/></text:span><text:span text:style-name="T24_7">this</text:span><text:span text:style-name="T24_8"><text:s/></text:span><text:span text:style-name="T24_9">meeting</text:span><text:span text:style-name="T24_10">.</text:span></text:p>
      <text:p text:style-name="P25"><text:span text:style-name="T25_1">Wrap</text:span><text:span text:style-name="T25_2"><text:s/></text:span><text:span text:style-name="T25_3">up</text:span></text:p>
      <text:p text:style-name="P26"><text:span text:style-name="T26_1"><text:tab/></text:span><text:span text:style-name="T26_2">Next</text:span><text:span text:style-name="T26_3"><text:s/></text:span><text:span text:style-name="T26_4">meeting</text:span><text:span text:style-name="T26_5">:<text:s/></text:span><text:span text:style-name="T26_6">Tuesday</text:span><text:span text:style-name="T26_7"><text:s/>10-04-2012,<text:s/></text:span><text:span text:style-name="T26_8">time</text:span><text:span text:style-name="T26_9"><text:s/></text:span><text:span text:style-name="T26_10">will</text:span><text:span text:style-name="T26_11"><text:s/></text:span><text:span text:style-name="T26_12">be</text:span><text:span text:style-name="T26_13"><text:s/></text:span><text:span text:style-name="T26_14">decided</text:span><text:span text:style-name="T26_15"><text:s/></text:span><text:span text:style-name="T26_16">later</text:span><text:span text:style-name="T26_17">,<text:s/></text:span><text:span text:style-name="T26_18">but</text:span><text:span text:style-name="T26_19"><text:s/></text:span><text:span text:style-name="T26_20">afternoon</text:span></text:p>
      <text:p text:style-name="P27"><text:span text:style-name="T27_1"><text:tab/></text:span><text:span text:style-name="T27_2">Facilitator</text:span><text:span text:style-name="T27_3">:<text:s/></text:span><text:span text:style-name="T27_4">John</text:span><text:span text:style-name="T27_5"><text:s/></text:span><text:span text:style-name="T27_6">Hult</text:span></text:p>
      <text:p text:style-name="P28"><text:span text:style-name="T28_1"><text:tab/></text:span><text:span text:style-name="T28_2">Secretary</text:span><text:span text:style-name="T28_3">:<text:s/></text:span><text:span text:style-name="T28_4">Victor</text:span><text:span text:style-name="T28_5"><text:s/></text:span><text:span text:style-name="T28_6">Lindhe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